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4673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402in"/>
    </style:style>
    <style:style style:name="co8" style:family="table-column">
      <style:table-column-properties fo:break-before="auto" style:column-width="3.417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double #000000" style:border-line-width="0in 0.0016in 0.0008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ff" style:text-align-source="fix" style:repeat-content="false" fo:border="0.06pt double #000000" style:border-line-width="0in 0.0016in 0.0008in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ffff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66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99ff66" fo:border="0.06pt solid #00000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LK Status</text:p>
          </table:table-cell>
          <table:covered-table-cell table:number-columns-repeated="6" table:style-name="ce9"/>
          <table:covered-table-cell table:style-name="ce28"/>
          <table:table-cell table:style-name="ce28"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Key</text:p>
          </table:table-cell>
          <table:covered-table-cell table:style-name="ce9"/>
          <table:table-cell table:style-name="ce9" table:number-columns-repeated="5"/>
          <table:table-cell table:style-name="ce28" table:number-columns-repeated="1017"/>
        </table:table-row>
        <table:table-row table:style-name="ro1">
          <table:table-cell table:style-name="ce3" office:value-type="string" calcext:value-type="string">
            <text:p>Unimplemented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laceholder (compiles)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Some functionality</text:p>
          </table:table-cell>
          <table:table-cell table:style-name="ce12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ost functionality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Complete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4"/>
          <table:table-cell table:style-name="ce15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crt1.S Status</text:p>
          </table:table-cell>
          <table:covered-table-cell table:style-name="ce16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ARM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i386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croblaze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ps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owerPC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X86_64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6"/>
          <table:table-cell table:style-name="ce17" table:number-columns-repeated="5"/>
          <table:table-cell table:style-name="ce27"/>
          <table:table-cell table:style-name="ce6" table:number-columns-repeated="1017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18" office:value-type="string" calcext:value-type="string">
            <text:p>State</text:p>
          </table:table-cell>
          <table:table-cell table:style-name="ce18" office:value-type="string" calcext:value-type="string">
            <text:p>Used by musl</text:p>
          </table:table-cell>
          <table:table-cell table:style-name="ce18" office:value-type="string" calcext:value-type="string">
            <text:p>Module</text:p>
          </table:table-cell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fs</text:p>
          </table:table-cell>
          <table:table-cell table:style-name="ce18" office:value-type="string" calcext:value-type="string">
            <text:p>net</text:p>
          </table:table-cell>
          <table:table-cell table:style-name="ce7" office:value-type="string" calcext:value-type="string">
            <text:p>Notes</text:p>
          </table:table-cell>
          <table:table-cell table:style-name="ce28"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9"/>
          <table:table-cell table:style-name="ce21"/>
          <table:table-cell table:style-name="ce19"/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ss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d_ke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jtime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rch_pr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X32 and x86_64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bdflush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ind</text:p>
          </table:table-cell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rk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flush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sh and 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p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ps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mo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roo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adj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res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tim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nanosleep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settim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ne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s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onnect</text:p>
          </table:table-cell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reat</text:p>
          </table:table-cell>
          <table:table-cell table:style-name="ce20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elete_modul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3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1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pwa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wa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ecv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_group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ccess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dvise64_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llocat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in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mark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datasync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g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init_modul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is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o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or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remove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a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ync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</text:p>
          </table:table-cell>
          <table:table-cell table:style-name="ce23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64</text:p>
          </table:table-cell>
          <table:table-cell table:style-name="ce21" office:value-type="string" calcext:value-type="string">
            <text:p>?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ex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imes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pu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w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itim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mempolic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eernam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rp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p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rior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andom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robust_lis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lim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SYS_ugetrlimit on ARM, sh, microblaze, i386, ppc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usag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nam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opt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meofday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it_modul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add_watch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1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rm_watch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cance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ctl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destro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getevents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erm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ge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se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etup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ubmi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pc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Not in ARM, x86_64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kcmp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xec_loa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yct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i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g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</text:p>
          </table:table-cell>
          <table:table-cell table:style-name="ce24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en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lis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llsee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ookup_dcooki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remove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ek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64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advis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bin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emfd_creat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incor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a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 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2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oun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ove_pages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protect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getset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notif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ope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receiv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sen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unlin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remap</text:p>
          </table:table-cell>
          <table:table-cell table:style-name="ce1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rc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sn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ync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a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map</text:p>
          </table:table-cell>
          <table:table-cell table:style-name="ce1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me_to_handle_a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noslee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newselec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ppc, sh, arm, microblaze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nfsservct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i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_by_handle_at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aus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iobas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rea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writ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f_event_ope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sonal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vot_roo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o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po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limi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read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write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select6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tra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quota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ahead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v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boo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from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ms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sg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ap_file_page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ove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quest_ke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start_syscal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m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actio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endin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rocmas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queueinfo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retur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suspen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timedwa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tgsigqueueinfo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ffin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ttr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param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a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i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schedul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rr_get_interva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ffin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ttr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param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schedul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yiel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ccomp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o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timedo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ms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sg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to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domainna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32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32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32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hostna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itim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mempolic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n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rior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lim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robust_lis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hread_area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mips, microblaze, x86_64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ockop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id_address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timeofday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d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utdow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ctio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ltsta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ending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rocmask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retur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suspen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pair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pli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64</text:p>
          </table:table-cell>
          <table:table-cell table:style-name="ce21" office:value-type="string" calcext:value-type="string">
            <text:p>?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ff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Not in ARM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sysct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fs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info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lo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e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gkill</text:p>
          </table:table-cell>
          <table:table-cell table:style-name="ce25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crea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dele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crea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g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s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overru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s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kill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</text:p>
          </table:table-cell>
          <table:table-cell table:style-name="ce20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64</text:p>
          </table:table-cell>
          <table:table-cell table:style-name="ce21" office:value-type="string" calcext:value-type="string">
            <text:p>?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getrlimi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as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ount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a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shar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elib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ta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ns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fork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hangu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mspli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server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v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 table:number-rows-repeated="10482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H36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 style:data-style-name="N2" text:time-value="12:31:12.384810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date>2014-11-27T12:33:53.695910393</dc:date>
    <meta:editing-duration>P12DT1H33M50S</meta:editing-duration>
    <meta:editing-cycles>50</meta:editing-cycles>
    <meta:document-statistic meta:table-count="1" meta:cell-count="851" meta:object-count="0"/>
  </office:meta>
</office:document-meta>
</file>